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2A0000025EB71DE45B0A63EBE5.png" manifest:media-type="image/png"/>
  <manifest:file-entry manifest:full-path="Pictures/100000000000012E0000026249D5ACCB52060B88.png" manifest:media-type="image/png"/>
  <manifest:file-entry manifest:full-path="Pictures/100000000000012A0000023B2A3A79E5D392A94E.png" manifest:media-type="image/png"/>
  <manifest:file-entry manifest:full-path="Pictures/10000000000001290000023A7A738283E8BB7D3B.png" manifest:media-type="image/png"/>
  <manifest:file-entry manifest:full-path="Pictures/100000000000012900000261672E66B091C851F5.png" manifest:media-type="image/png"/>
  <manifest:file-entry manifest:full-path="Pictures/100000000000012900000262248BD0EBA3DADC3C.png" manifest:media-type="image/png"/>
  <manifest:file-entry manifest:full-path="Pictures/100000000000012D000002660495A987C7F59BFA.png" manifest:media-type="image/png"/>
  <manifest:file-entry manifest:full-path="Pictures/100000000000012B000002642B49F4687A18B6D8.png" manifest:media-type="image/png"/>
  <manifest:file-entry manifest:full-path="Pictures/100000000000012800000263D4E5CFDBA65945FA.png" manifest:media-type="image/png"/>
  <manifest:file-entry manifest:full-path="Pictures/100000000000012800000261D00EA28C6D24464C.png" manifest:media-type="image/png"/>
  <manifest:file-entry manifest:full-path="Pictures/100000000000012A00000260F35C9AF2AE822443.png" manifest:media-type="image/png"/>
  <manifest:file-entry manifest:full-path="Pictures/100000000000012B00000263975568D67E1E895C.png" manifest:media-type="image/png"/>
  <manifest:file-entry manifest:full-path="Pictures/1000000000000128000002634C59EAE6D19F9AA1.png" manifest:media-type="image/png"/>
  <manifest:file-entry manifest:full-path="Pictures/100000000000012800000263C55146C9A9F6550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4.47cm" svg:y="-2cm" svg:width="6.103cm" svg:height="12.492cm" draw:z-index="0"><draw:image xlink:href="Pictures/100000000000012B000002642B49F4687A18B6D8.png" xlink:type="simple" xlink:show="embed" xlink:actuate="onLoad" draw:mime-type="image/png"/></draw:frame><draw:frame draw:style-name="fr1" draw:name="Image2" text:anchor-type="char" svg:x="-1.894cm" svg:y="-2cm" svg:width="6.112cm" svg:height="12.465cm" draw:z-index="1"><draw:image xlink:href="Pictures/100000000000012D000002660495A987C7F59BFA.png" xlink:type="simple" xlink:show="embed" xlink:actuate="onLoad" draw:mime-type="image/png"/></draw:frame><draw:frame draw:style-name="fr1" draw:name="Image3" text:anchor-type="char" svg:x="11.502cm" svg:y="-2cm" svg:width="6.041cm" svg:height="12.469cm" draw:z-index="2"><draw:image xlink:href="Pictures/1000000000000128000002634C59EAE6D19F9AA1.png" xlink:type="simple" xlink:show="embed" xlink:actuate="onLoad" draw:mime-type="image/png"/></draw:frame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><draw:frame draw:style-name="fr1" draw:name="Image5" text:anchor-type="char" svg:x="1.519cm" svg:y="0.109cm" svg:width="6.81cm" svg:height="13.896cm" draw:z-index="4"><draw:image xlink:href="Pictures/100000000000012A00000260F35C9AF2AE822443.png" xlink:type="simple" xlink:show="embed" xlink:actuate="onLoad" draw:mime-type="image/png"/></draw:frame></text:p>
      <text:p text:style-name="Standard"><draw:frame draw:style-name="fr1" draw:name="Image4" text:anchor-type="char" svg:x="10.052cm" svg:y="0.039cm" svg:width="6.433cm" svg:height="13.981cm" draw:z-index="3"><draw:image xlink:href="Pictures/100000000000012B00000263975568D67E1E89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0.314cm" svg:y="-1.159cm" svg:width="6.752cm" svg:height="13.936cm" draw:z-index="5"><draw:image xlink:href="Pictures/100000000000012800000263C55146C9A9F6550C.png" xlink:type="simple" xlink:show="embed" xlink:actuate="onLoad" draw:mime-type="image/png"/></draw:frame><draw:frame draw:style-name="fr1" draw:name="Image7" text:anchor-type="char" svg:x="9.894cm" svg:y="-1.138cm" svg:width="6.835cm" svg:height="14.062cm" draw:z-index="6"><draw:image xlink:href="Pictures/100000000000012800000261D00EA28C6D24464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2.602cm" svg:y="0.023cm" svg:width="7.146cm" svg:height="14.217cm" draw:z-index="10"><draw:image xlink:href="Pictures/100000000000012900000262248BD0EBA3DADC3C.png" xlink:type="simple" xlink:show="embed" xlink:actuate="onLoad" draw:mime-type="image/png"/></draw:frame></text:p>
      <text:p text:style-name="Standard"/>
      <text:p text:style-name="Standard"><draw:frame draw:style-name="fr1" draw:name="Image10" text:anchor-type="char" svg:x="0.102cm" svg:y="0.302cm" svg:width="6.994cm" svg:height="13.58cm" draw:z-index="9"><draw:image xlink:href="Pictures/10000000000001290000023A7A738283E8BB7D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x="0.67cm" svg:y="-0.471cm" svg:width="6.877cm" svg:height="13.178cm" draw:z-index="11"><draw:image xlink:href="Pictures/100000000000012A0000023B2A3A79E5D392A94E.png" xlink:type="simple" xlink:show="embed" xlink:actuate="onLoad" draw:mime-type="image/png"/></draw:frame><draw:frame draw:style-name="fr1" draw:name="Image13" text:anchor-type="char" svg:x="10.848cm" svg:y="-0.504cm" svg:width="6.768cm" svg:height="13.688cm" draw:z-index="12"><draw:image xlink:href="Pictures/100000000000012800000263D4E5CFDBA65945F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char" svg:x="10.963cm" svg:y="0.355cm" svg:width="6.892cm" svg:height="14.131cm" draw:z-index="13"><draw:image xlink:href="Pictures/100000000000012900000261672E66B091C851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10.848cm" svg:y="0.037cm" svg:width="6.897cm" svg:height="13.931cm" draw:z-index="7"><draw:image xlink:href="Pictures/100000000000012E0000026249D5ACCB52060B88.png" xlink:type="simple" xlink:show="embed" xlink:actuate="onLoad" draw:mime-type="image/png"/></draw:frame><draw:frame draw:style-name="fr1" draw:name="Image9" text:anchor-type="char" svg:x="0.624cm" svg:y="0.09cm" svg:width="6.655cm" svg:height="13.554cm" draw:z-index="8"><draw:image xlink:href="Pictures/100000000000012A0000025EB71DE45B0A63EBE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26T12:01:21.011146077</meta:creation-date>
    <dc:date>2021-06-26T12:25:41.461730461</dc:date>
    <meta:editing-duration>PT3M59S</meta:editing-duration>
    <meta:editing-cycles>1</meta:editing-cycles>
    <meta:document-statistic meta:table-count="0" meta:image-count="14" meta:object-count="0" meta:page-count="4" meta:paragraph-count="1" meta:word-count="0" meta:character-count="41" meta:non-whitespace-character-count="0"/>
    <meta:generator>LibreOffice/7.1.4.2$Linux_X86_64 LibreOffice_project/e19c8e005a853514adc94ef87a3fca3f43994787</meta:generator>
  </office:meta>
</office:document-meta>
</file>